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82728" calcext:value-type="float">
            <text:p>126.9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32648" calcext:value-type="float">
            <text:p>122.5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3772" calcext:value-type="float">
            <text:p>126.5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52" calcext:value-type="float">
            <text:p>113.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201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4424" calcext:value-type="float">
            <text:p>117.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31496" calcext:value-type="float">
            <text:p>127.0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201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37008" calcext:value-type="float">
            <text:p>126.9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0708" calcext:value-type="float">
            <text:p>117.6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2006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34528" calcext:value-type="float">
            <text:p>122.3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4816" calcext:value-type="float">
            <text:p>126.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07168" calcext:value-type="float">
            <text:p>124.4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94264" calcext:value-type="float">
            <text:p>124.7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200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91928" calcext:value-type="float">
            <text:p>124.3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8344" calcext:value-type="float">
            <text:p>126.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68" calcext:value-type="float">
            <text:p>124.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75392" calcext:value-type="float">
            <text:p>124.6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59824" calcext:value-type="float">
            <text:p>123.5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40496" calcext:value-type="float">
            <text:p>122.8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199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90888" calcext:value-type="float">
            <text:p>123.6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199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38032" calcext:value-type="float">
            <text:p>122.9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199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94776" calcext:value-type="float">
            <text:p>122.7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198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75776" calcext:value-type="float">
            <text:p>123.1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202" calcext:value-type="float">
            <text:p>123.5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198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0496" calcext:value-type="float">
            <text:p>123.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7448" calcext:value-type="float">
            <text:p>123.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63" calcext:value-type="float">
            <text:p>123.0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198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296" calcext:value-type="float">
            <text:p>122.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198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09304" calcext:value-type="float">
            <text:p>123.2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198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81288" calcext:value-type="float">
            <text:p>123.0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96144" calcext:value-type="float">
            <text:p>124.5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197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08008" calcext:value-type="float">
            <text:p>123.5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197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57488" calcext:value-type="float">
            <text:p>123.1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8304" calcext:value-type="float">
            <text:p>123.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197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1456" calcext:value-type="float">
            <text:p>124.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964" calcext:value-type="float">
            <text:p>123.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89136" calcext:value-type="float">
            <text:p>123.3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197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94976" calcext:value-type="float">
            <text:p>124.3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197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03792" calcext:value-type="float">
            <text:p>123.3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9201</text:p>
          </table:table-cell>
          <table:table-cell office:value-type="string" calcext:value-type="string">
            <text:p>Pickett Ranch Creek Quad</text:p>
          </table:table-cell>
          <table:table-cell office:value-type="string" calcext:value-type="string">
            <text:p>1967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56" calcext:value-type="float">
            <text:p>121.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